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line-height="100%"/>
      <style:text-properties style:font-name="Calibri"/>
    </style:style>
    <style:style style:name="P2" style:family="paragraph" style:parent-style-name="Heading_20_3">
      <style:paragraph-properties fo:line-height="100%" fo:text-align="center" style:justify-single-word="false"/>
      <style:text-properties style:font-name="Calibri" fo:font-size="18pt" officeooo:rsid="0005104c" officeooo:paragraph-rsid="0005104c" style:font-size-asian="15.75pt" style:font-size-complex="18pt"/>
    </style:style>
    <style:style style:name="P3" style:family="paragraph" style:parent-style-name="Standard">
      <style:text-properties style:font-name="Calibri"/>
    </style:style>
    <style:style style:name="P4" style:family="paragraph" style:parent-style-name="Heading_20_3">
      <style:paragraph-properties fo:line-height="100%"/>
      <style:text-properties style:font-name="Calibri"/>
    </style:style>
    <style:style style:name="P5" style:family="paragraph" style:parent-style-name="Text_20_body" style:list-style-name="L1">
      <style:paragraph-properties fo:line-height="100%"/>
      <style:text-properties style:font-name="Calibri"/>
    </style:style>
    <style:style style:name="P6" style:family="paragraph" style:parent-style-name="Text_20_body" style:list-style-name="L2">
      <style:paragraph-properties fo:line-height="100%"/>
      <style:text-properties style:font-name="Calibri"/>
    </style:style>
    <style:style style:name="P7" style:family="paragraph" style:parent-style-name="Text_20_body" style:list-style-name="L3">
      <style:paragraph-properties fo:line-height="100%"/>
      <style:text-properties style:font-name="Calibri"/>
    </style:style>
    <style:style style:name="P8" style:family="paragraph" style:parent-style-name="Text_20_body" style:list-style-name="L4">
      <style:paragraph-properties fo:line-height="100%"/>
      <style:text-properties style:font-name="Calibri"/>
    </style:style>
    <style:style style:name="P9" style:family="paragraph" style:parent-style-name="Text_20_body" style:list-style-name="L5">
      <style:paragraph-properties fo:line-height="100%"/>
      <style:text-properties style:font-name="Calibri"/>
    </style:style>
    <style:style style:name="P10" style:family="paragraph" style:parent-style-name="Text_20_body" style:list-style-name="L6">
      <style:paragraph-properties fo:line-height="100%"/>
      <style:text-properties style:font-name="Calibri"/>
    </style:style>
    <style:style style:name="P11" style:family="paragraph" style:parent-style-name="Text_20_body">
      <style:paragraph-properties fo:line-height="100%"/>
    </style:style>
    <style:style style:name="P12" style:family="paragraph" style:parent-style-name="Text_20_body" style:list-style-name="L7">
      <style:paragraph-properties fo:line-height="100%"/>
      <style:text-properties style:font-name="Calibri"/>
    </style:style>
    <style:style style:name="P13" style:family="paragraph" style:parent-style-name="Text_20_body" style:list-style-name="L8">
      <style:paragraph-properties fo:line-height="100%"/>
      <style:text-properties style:font-name="Calibri"/>
    </style:style>
    <style:style style:name="P14" style:family="paragraph" style:parent-style-name="Text_20_body" style:list-style-name="L9">
      <style:paragraph-properties fo:line-height="100%"/>
      <style:text-properties style:font-name="Calibri"/>
    </style:style>
    <style:style style:name="P15" style:family="paragraph" style:parent-style-name="Text_20_body" style:list-style-name="L10">
      <style:paragraph-properties fo:line-height="100%"/>
      <style:text-properties style:font-name="Calibri"/>
    </style:style>
    <style:style style:name="P16" style:family="paragraph" style:parent-style-name="Text_20_body">
      <style:paragraph-properties fo:line-height="100%"/>
      <style:text-properties style:font-name="Calibri"/>
    </style:style>
    <style:style style:name="T1" style:family="text">
      <style:text-properties loext:padding="0.0193in" loext:border="0.06pt solid #e3e3e3"/>
    </style:style>
    <style:style style:name="T2" style:family="text">
      <style:text-properties officeooo:rsid="00051e9d"/>
    </style:style>
    <style:style style:name="T3" style:family="text">
      <style:text-properties style:font-name="Calibri"/>
    </style:style>
    <style:style style:name="T4" style:family="text">
      <style:text-properties style:font-name="Calibri" officeooo:rsid="00051e9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/>
      <text:h text:style-name="P2" text:outline-level="3">Pre-Alpha 1.1 <text:span text:style-name="T2">Overview</text:span></text:h>
      <text:h text:style-name="P1" text:outline-level="3"/>
      <text:h text:style-name="P1" text:outline-level="3">Objectives</text:h>
      <text:p text:style-name="P11"><text:span text:style-name="Strong_20_Emphasis"><text:span text:style-name="T3">1. Integration: CheckMK</text:span></text:span><text:span text:style-name="T3"> Our primary goal is to integrate CheckMK to harness its powerful </text:span><text:span text:style-name="T4">metrics and </text:span><text:span text:style-name="T3">HW/SW inventory tracking. This integration will enable us to utilize CheckMK's robust monitoring features and offload some of the RMM agent's responsibilities, thereby improving efficiency and performance.</text:span></text:p>
      <text:p text:style-name="P11"><text:span text:style-name="Emphasis"><text:span text:style-name="T3">Key Tasks:</text:span></text:span></text:p>
      <text:list text:style-name="L7">
        <text:list-item>
          <text:p text:style-name="P12">Deploy CheckMK and integrate its monitoring services with our platform.</text:p>
        </text:list-item>
        <text:list-item>
          <text:p text:style-name="P12">Synchronize HW/SW inventory data from CheckMK with our platform's database.</text:p>
        </text:list-item>
        <text:list-item>
          <text:p text:style-name="P12">Establish a seamless data pipeline for continuous monitoring and reporting.</text:p>
        </text:list-item>
      </text:list>
      <text:p text:style-name="P11"><text:span text:style-name="Strong_20_Emphasis"><text:span text:style-name="T3">2. Dashboard: Agent Details</text:span></text:span><text:span text:style-name="T3"> The development of an agent details page will provide a granular view of each registered host. This will improve visibility into the systems we manage and serve as a springboard for more advanced features in subsequent iterations.</text:span></text:p>
      <text:p text:style-name="P11"><text:span text:style-name="Emphasis"><text:span text:style-name="T3">Key Tasks:</text:span></text:span></text:p>
      <text:list text:style-name="L8">
        <text:list-item>
          <text:p text:style-name="P13">Design and implement a user-friendly interface for displaying extensive host details.</text:p>
        </text:list-item>
        <text:list-item>
          <text:p text:style-name="P13">Ensure easy navigation from the main agent list to the individual agent detail pages.</text:p>
        </text:list-item>
        <text:list-item>
          <text:p text:style-name="P13">Incorporate data from CheckMK into the dashboard for a comprehensive overview.</text:p>
        </text:list-item>
      </text:list>
      <text:p text:style-name="P11"><text:span text:style-name="Strong_20_Emphasis"><text:span text:style-name="T3">3. RMM: Remote Commands</text:span></text:span><text:span text:style-name="T3"> A vital component of any RMM is the ability to perform actions remotely. This iteration will see the creation of a framework that allows for the execution of commands and scripts from the dashboard, streamlining the management of remote systems.</text:span></text:p>
      <text:p text:style-name="P11"><text:span text:style-name="Emphasis"><text:span text:style-name="T3">Key Tasks:</text:span></text:span></text:p>
      <text:list text:style-name="L9">
        <text:list-item>
          <text:p text:style-name="P14">Develop the backend capability to securely send commands to remote systems.</text:p>
        </text:list-item>
        <text:list-item>
          <text:p text:style-name="P14">Create a user interface for administrators to issue commands and scripts.</text:p>
        </text:list-item>
        <text:list-item>
          <text:p text:style-name="P14">Test and validate the security and reliability of remote command execution.</text:p>
        </text:list-item>
      </text:list>
      <text:p text:style-name="P11"><text:span text:style-name="Strong_20_Emphasis"><text:span text:style-name="T3">4. Dashboard: Agent Management</text:span></text:span><text:span text:style-name="T3"> Enhancing the dashboard's agent management functionalities is crucial for maintaining the health and security of our platform. We will focus on developing intuitive tools for adding, updating, and removing agents.</text:span></text:p>
      <text:p text:style-name="P11"><text:span text:style-name="Emphasis"><text:span text:style-name="T3">Key Tasks:</text:span></text:span></text:p>
      <text:list text:style-name="L10">
        <text:list-item>
          <text:p text:style-name="P15">Build out the agent management interface on the dashboard.</text:p>
        </text:list-item>
        <text:list-item>
          <text:p text:style-name="P15">Implement mechanisms for agent updates and removals, both from the dashboard and host machines.</text:p>
        </text:list-item>
        <text:list-item>
          <text:p text:style-name="P15">Integrate CheckMK agent management into our dashboard for uniformity.</text:p>
        </text:list-item>
      </text:list>
      <text:p text:style-name="P16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7T14:04:21.973000000</meta:creation-date>
    <dc:date>2024-03-07T21:00:18.384000000</dc:date>
    <meta:editing-duration>PT14M32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22" meta:word-count="317" meta:character-count="2075" meta:non-whitespace-character-count="1792"/>
  </office:meta>
</office:document-meta>
</file>